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</style:style>
    <style:style style:name="P2" style:family="paragraph" style:parent-style-name="Text_20_body">
      <style:paragraph-properties fo:text-align="justify" style:justify-single-word="false" style:writing-mode="lr-tb"/>
    </style:style>
    <style:style style:name="P3" style:family="paragraph" style:parent-style-name="Text_20_body">
      <style:paragraph-properties fo:margin-left="2.99cm" fo:margin-right="0cm" fo:text-align="justify" style:justify-single-word="false" fo:text-indent="0cm" style:auto-text-indent="false" style:writing-mode="lr-tb"/>
    </style:style>
    <style:style style:name="P4" style:family="paragraph" style:parent-style-name="Standard" style:master-page-name="Standard">
      <style:paragraph-properties fo:text-align="justify" style:justify-single-word="false" style:page-number="auto" style:writing-mode="lr-tb">
        <style:tab-stops>
          <style:tab-stop style:position="9.502cm"/>
        </style:tab-stops>
      </style:paragraph-properties>
    </style:style>
    <style:style style:name="P5" style:family="paragraph" style:parent-style-name="heading_20_1" style:list-style-name="WW8Num2">
      <style:paragraph-properties fo:text-align="justify" style:justify-single-word="false" style:writing-mode="lr-tb"/>
    </style:style>
    <style:style style:name="P6" style:family="paragraph" style:parent-style-name="heading_20_2" style:list-style-name="WW8Num2">
      <style:paragraph-properties fo:margin-left="7.493cm" fo:margin-right="0cm" fo:text-align="justify" style:justify-single-word="false" fo:text-indent="0cm" style:auto-text-indent="false" style:writing-mode="lr-tb">
        <style:tab-stops>
          <style:tab-stop style:position="-3.203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Structurereferente_adresse"/>
        <text:user-field-decl office:value-type="string" office:string-value="" text:name="Aideapre66_motifrejetequipe"/>
      </text:user-field-decls>
      <text:p text:style-name="P4"><text:tab/><text:tab/><text:tab/><text:tab/><text:tab/><text:tab/><text:tab/><text:tab/>Perpignan, le </text:p>
      <text:p text:style-name="P1"/>
      <text:p text:style-name="P1"/>
      <text:p text:style-name="P1"/>
      <text:p text:style-name="P1"/>
      <text:p text:style-name="P1"/>
      <text:list xml:id="list1292654301" text:style-name="WW8Num2">
        <text:list-item>
          <text:h text:style-name="P5" text:outline-level="1"><text:span text:style-name="T1">Objet</text:span> : votre demande d'Aide Personnalisée au Retour à l'Emploi (APRE)</text:h>
        </text:list-item>
      </text:list>
      <text:p text:style-name="P1"/>
      <text:p text:style-name="P1"/>
      <text:p text:style-name="P1"/>
      <text:p text:style-name="P1"/>
      <text:p text:style-name="P1"><text:tab/><text:user-field-get text:name="Personne_qual"/> <text:s/><text:user-field-get text:name="Personne_nom"/> <text:s/><text:user-field-get text:name="Personne_prenom"/></text:p>
      <text:p text:style-name="P1"/>
      <text:p text:style-name="P2"><text:tab/>Dans le cadre de votre parcours d'insertion, vous avez fait une demande d'aide financière.</text:p>
      <text:p text:style-name="P1"/>
      <text:p text:style-name="P2"><text:tab/>J'ai le regret de vous informer qu'après étude de votre dossier, il a été décidé de ne pas vous attribuer l'aide demandée pour le(s) motif(s) suivant(s) :</text:p>
      <text:p text:style-name="P2"/>
      <text:p text:style-name="P3"><text:user-field-get text:name="Aideapre66_motifrejetequipe"/></text:p>
      <text:p text:style-name="P2"/>
      <text:p text:style-name="P1"><text:tab/><text:span text:style-name="T2">Toutefois, je vous informe qu’en cas de contestation de cette décision, vous avez </text:span><text:span text:style-name="T3">deux</text:span><text:span text:style-name="T5"> </text:span><text:span text:style-name="T3">mois</text:span><text:span text:style-name="T2"> à compter de la date d’envoi de ce courrier pour faire parvenir à l'Equipe Pluridisciplinaire Locale, Commission Parcours (</text:span><text:span text:style-name="T9"><text:user-field-get text:name="Structurereferente_adresse"/></text:span><text:span text:style-name="T2">) une demande de réexamen de votre dossier accompagnée </text:span><text:span text:style-name="T4">de </text:span><text:span text:style-name="T8">nouveaux éléments</text:span><text:span text:style-name="T4"> pouvant justifier cette requête.</text:span></text:p>
      <text:p text:style-name="P1"/>
      <text:p text:style-name="P1"><text:span text:style-name="T8"><text:tab/></text:span>Veuillez agréer<text:span text:style-name="T7">, </text:span><text:span text:style-name="T7"><text:user-field-get text:name="Personne_qual"/></text:span><text:span text:style-name="T7">, l'e</text:span>xpression de mes salutations distinguées.</text:p>
      <text:p text:style-name="P1"/>
      <text:p text:style-name="P1"/>
      <text:p text:style-name="P1"/>
      <text:list xml:id="list812546626" text:continue-numbering="true" text:style-name="WW8Num2">
        <text:list-item>
          <text:list>
            <text:list-item>
              <text:h text:style-name="P6" text:outline-level="2"><text:span text:style-name="T6">L'équipe de direction de la MSP</text:span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2pt" fo:language="fr" fo:country="FR" style:font-name-asian="Times New Roman" style:font-size-asian="12pt" style:language-asian="ar" style:country-asian="SA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épertoire" style:family="paragraph" style:parent-style-name="Standard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rps_20_de_20_texte_20_21" style:display-name="Corps de texte 21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WW8Num2z0" style:family="text">
      <style:text-properties style:font-name-complex="Times New Roman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1z0" style:family="text">
      <style:text-properties style:font-name-complex="Times New Roman"/>
    </style:style>
    <style:style style:name="WW-Absatz-Standardschriftart1111111111111111" style:family="text"/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19cm" fo:margin-bottom="1.586cm" fo:margin-left="2.499cm" fo:margin-right="1.99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0-04-14T14:54:00</meta:print-date>
    <meta:editing-duration>PT2H49M46S</meta:editing-duration>
    <meta:generator>LibreOffice/3.4$Unix LibreOffice_project/340m1$Build-402</meta:generator>
    <dc:date>2011-12-21T14:52:16</dc:date>
    <dc:creator>Arnaud Auzolat</dc:creator>
    <meta:editing-cycles>5</meta:editing-cycles>
    <meta:document-statistic meta:table-count="0" meta:image-count="0" meta:object-count="0" meta:page-count="1" meta:paragraph-count="9" meta:word-count="118" meta:character-count="768" meta:non-whitespace-character-count="634"/>
    <meta:user-defined meta:name="Info 1"/>
    <meta:user-defined meta:name="Info 2"/>
    <meta:user-defined meta:name="Info 3"/>
    <meta:user-defined meta:name="Info 4"/>
  </office:meta>
</office:document-meta>
</file>